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  <style:text-properties fo:font-weight="bold" style:font-weight-asian="bold" style:font-weight-complex="bold" fo:font-size="16pt" style:font-size-asian="16pt" style:font-size-complex="16pt"/>
    </style:style>
    <style:style style:name="P2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3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4" style:parent-style-name="Normal" style:family="paragraph">
      <style:text-properties fo:font-weight="bold" style:font-weight-asian="bold" style:font-weight-complex="bold" fo:font-size="12pt" style:font-size-asian="12pt" style:font-size-complex="12pt"/>
    </style:style>
  </office:automatic-styles>
  <office:body>
    <office:text text:use-soft-page-breaks="true">
      <text:p text:style-name="P1">Linksammlung<text:s/></text:p>
      <text:p text:style-name="P2">Github</text:p>
      <text:p text:style-name="Normal"><text:a xlink:href="https://github.com/LauraKrone24/MiniMarioParty.git" office:target-frame-name="_top" xlink:show="replace"><text:span text:style-name="Hyperlink">https://github.com/LauraKrone24/MiniMarioParty.git</text:span></text:a><text:s/></text:p>
      <text:p text:style-name="P3">Klassendiagram</text:p>
      <text:p text:style-name="Normal"><text:a xlink:href="https://lucid.app/lucidchart/e42ef109-c63b-451c-af32-0eceef9a936b/edit?viewport_loc=108%2C-2467%2C1736%2C792%2C0_0&amp;invitationId=inv_3ae906b0-baff-4c95-8ad6-550162c5c71b" office:target-frame-name="_top" xlink:show="replace"><text:span text:style-name="Hyperlink">https://lucid.app/lucidchart/e42ef109-c63b-451c-af32-0eceef9a936b/edit?viewport_loc=108%2C-2467%2C1736%2C792%2C0_0&amp;invitationId=inv_3ae906b0-baff-4c95-8ad6-550162c5c71b</text:span></text:a><text:s/></text:p>
      <text:p text:style-name="P4">OneNote</text:p>
      <text:p text:style-name="Normal"><text:a xlink:href="https://hpe-my.sharepoint.com/:o:/p/laura_krone/Eins_f-p9glIrxIJrnYy3JgBQvVQ2FKWlm4wE_tZ-p4_gA" office:target-frame-name="_top" xlink:show="replace"><text:span text:style-name="Hyperlink">https://hpe-my.sharepoint.com/:o:/p/laura_krone/Eins_f-p9glIrxIJrnYy3JgBQvVQ2FKWlm4wE_tZ-p4_gA</text:span></text:a><text:s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language="de" fo:country="DE" fo:hyphenate="false"/>
    </style:style>
    <style:style style:name="DefaultParagraphFont" style:display-name="Default Paragraph Font" style:family="text"/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>
      <style:text-properties fo:language="de" fo:country="DE"/>
    </style:style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>
      <style:text-properties fo:language="de" fo:country="DE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Krone, Laura (DualStudy)</meta:initial-creator>
    <dc:creator>Krone, Laura (DualStudy)</dc:creator>
    <meta:creation-date>2023-05-07T10:19:00Z</meta:creation-date>
    <dc:date>2023-05-07T10:19:00Z</dc:date>
    <meta:template xlink:href="Normal.dotm" xlink:type="simple"/>
    <meta:editing-cycles>2</meta:editing-cycles>
    <meta:editing-duration>PT60S</meta:editing-duration>
    <meta:document-statistic meta:page-count="1" meta:paragraph-count="1" meta:word-count="108" meta:character-count="724" meta:row-count="5" meta:non-whitespace-character-count="617"/>
  </office:meta>
</office:document-meta>
</file>